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paragraph-rsid="001748a1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paragraph-rsid="001748a1" style:font-weight-asian="bold" style:font-weight-complex="bold"/>
    </style:style>
    <style:style style:name="P5" style:family="paragraph" style:parent-style-name="Text_20_body">
      <style:text-properties fo:font-weight="bold" officeooo:rsid="001748a1" officeooo:paragraph-rsid="001748a1" style:font-weight-asian="bold" style:font-weight-complex="bold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T1" style:family="text">
      <style:text-properties officeooo:rsid="001748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48a1" style:font-weight-asian="bold" style:font-weight-complex="bold"/>
    </style:style>
    <style:style style:name="T4" style:family="text">
      <style:text-properties fo:font-style="italic" officeooo:rsid="001748a1" style:font-style-asian="italic" style:font-style-complex="italic"/>
    </style:style>
    <style:style style:name="T5" style:family="text">
      <style:text-properties fo:font-style="italic" fo:font-weight="normal" officeooo:rsid="001748a1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1748a1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48a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yui_3_17_2_1_1470344283467_363"/><text:span text:style-name="T2">1. Suponha que </text:span><text:span text:style-name="Teletype"><text:span text:style-name="T3">v </text:span></text:span><text:span text:style-name="T2">é um vetor. Descreva a diferença conceitual entre as expressões </text:span><text:span text:style-name="Teletype"><text:span text:style-name="T2">v[3]</text:span></text:span><text:span text:style-name="T2">e </text:span><text:span text:style-name="Teletype"><text:span text:style-name="T2">v+3</text:span></text:span><text:span text:style-name="T2">.</text:span></text:p>
      <text:p text:style-name="P1"><text:span text:style-name="T1">Diferença só na escrita, pois ambas se referem a quarta posição do vetor </text:span><text:span text:style-name="T4">v</text:span><text:span text:style-name="T6">.</text:span></text:p>
      <text:p text:style-name="P3"/>
      <text:p text:style-name="P3">2. Explique a diferença entre;</text:p>
      <text:p text:style-name="P4">P++; <text:span text:style-name="T8">Acrescenta um no valor contido na variável </text:span><text:span text:style-name="T5">p</text:span><text:span text:style-name="T8">;</text:span></text:p>
      <text:p text:style-name="P4">(*p)++; <text:span text:style-name="T8">Aumenta um em relação a posição onde o ponteiro </text:span><text:span text:style-name="T5">p</text:span><text:span text:style-name="T8"> está apontando;</text:span></text:p>
      <text:p text:style-name="P5"><text:span text:style-name="T7">Ex: Se ele está apontando pra posição 1000 de memória, acrescentando um, apontará para a posição 1001;</text:span></text:p>
      <text:p text:style-name="P4">*(p++); <text:s/></text:p>
      <text:p text:style-name="P4"/>
      <text:p text:style-name="P4"/>
      <text:p text:style-name="P4"><text:bookmark text:name="yui_3_17_2_1_1470344283467_384"/>3. O que faz a seguinte função?</text:p>
      <text:p text:style-name="P6">void imprime (char *v, int n<text:span text:style-name="T1">)</text:span>{</text:p>
      <text:p text:style-name="P6"><text:s text:c="3"/>char *c;</text:p>
      <text:p text:style-name="P6"><text:s text:c="3"/>for(c = v; c&lt;v+n; v++)</text:p>
      <text:p text:style-name="P6"><text:s text:c="6"/>printf ("%c", *c);</text:p>
      <text:p text:style-name="P7">}</text:p>
      <text:p text:style-name="P2"/>
      <text:p text:style-name="P1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7:59:41.009114058</meta:creation-date>
    <dc:date>2016-08-04T18:19:20.001072638</dc:date>
    <meta:editing-duration>PT4M28S</meta:editing-duration>
    <meta:editing-cycles>1</meta:editing-cycles>
    <meta:document-statistic meta:table-count="0" meta:image-count="0" meta:object-count="0" meta:page-count="1" meta:paragraph-count="13" meta:word-count="99" meta:character-count="552" meta:non-whitespace-character-count="452"/>
    <meta:generator>LibreOffice/4.2.8.2$Linux_X86_64 LibreOffice_project/420m0$Build-2</meta:generator>
  </office:meta>
</office:document-meta>
</file>